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onaco, 'Andale Mono', 'Ubuntu Mono', monospace"/>
    <style:font-face style:name="Georgia" svg:font-family="Georgia, Times, 'Times New Roman', serif"/>
    <style:font-face style:name="arial" svg:font-family="arial, helvetica, clean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margin-top="0cm" fo:margin-bottom="0cm" style:line-height-at-least="0.289cm" fo:text-align="start" style:justify-single-word="false" fo:orphans="2" fo:widows="2" fo:text-indent="0cm" style:auto-text-indent="false" fo:padding="0cm" fo:border="none"/>
    </style:style>
    <style:style style:name="P2" style:family="paragraph" style:parent-style-name="Preformatted_20_Text">
      <style:paragraph-properties fo:margin-left="0cm" fo:margin-right="0cm" fo:margin-top="0cm" fo:margin-bottom="0cm" style:line-height-at-least="0.289cm" fo:text-align="start" style:justify-single-word="false" fo:orphans="2" fo:widows="2" fo:text-indent="0cm" style:auto-text-indent="false" fo:padding="0cm" fo:border="none"/>
    </style:style>
    <style:style style:name="P3" style:family="paragraph" style:parent-style-name="Heading_20_2">
      <style:text-properties style:font-name="Times New Roman" fo:font-size="12pt" style:font-size-asian="12pt" style:font-size-complex="12pt"/>
    </style:style>
    <style:style style:name="P4" style:family="paragraph" style:parent-style-name="Heading_20_2">
      <style:text-properties fo:color="#000000" style:font-name="Times New Roman" fo:font-size="12pt" style:font-size-asian="12pt" style:font-size-complex="12pt"/>
    </style:style>
    <style:style style:name="P5" style:family="paragraph" style:parent-style-name="Preformatted_20_Text">
      <style:paragraph-properties fo:margin-top="0cm" fo:margin-bottom="0cm" style:line-height-at-least="0.289cm" fo:text-align="start" style:justify-single-word="false" fo:orphans="2" fo:widows="2" fo:padding="0cm" fo:border="none"/>
    </style:style>
    <style:style style:name="P6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/>
    </style:style>
    <style:style style:name="P7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8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/>
    </style:style>
    <style:style style:name="P11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style:font-size-asian="12pt" style:font-size-complex="12pt"/>
    </style:style>
    <style:style style:name="P14" style:family="paragraph" style:parent-style-name="Heading_20_2"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/>
    </style:style>
    <style:style style:name="P15" style:family="paragraph" style:parent-style-name="Heading_20_2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6" style:family="paragraph" style:parent-style-name="Heading_20_2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/>
    </style:style>
    <style:style style:name="P17" style:family="paragraph" style:parent-style-name="Heading_20_3"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/>
    </style:style>
    <style:style style:name="P18" style:family="paragraph" style:parent-style-name="Heading_20_3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/>
    </style:style>
    <style:style style:name="P19" style:family="paragraph" style:parent-style-name="Standard"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P20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21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3" style:family="paragraph" style:parent-style-name="Standard">
      <style:text-properties style:font-name="Times New Roman" fo:font-size="12pt" style:font-size-asian="12pt" style:font-size-complex="12pt"/>
    </style:style>
    <style:style style:name="P24" style:family="paragraph" style:parent-style-name="Standard">
      <style:text-properties fo:color="#000000" style:font-name="Times New Roman" fo:font-size="12pt" style:font-size-asian="12pt" style:font-size-complex="12pt"/>
    </style:style>
    <style:style style:name="P2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" style:family="text">
      <style:text-properties fo:font-variant="normal" fo:text-transform="none" fo:color="#000000" style:font-name="Times New Roman" fo:font-size="12pt" fo:letter-spacing="normal" fo:font-style="italic" fo:font-weight="bold" style:font-size-asian="12pt" style:font-size-complex="12pt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font-name="Times New Roman" fo:letter-spacing="normal" fo:font-style="normal" fo:font-weight="bold"/>
    </style:style>
    <style:style style:name="T5" style:family="text">
      <style:text-properties fo:font-variant="normal" fo:text-transform="none" fo:color="#000000" style:font-name="Times New Roman" fo:letter-spacing="normal" fo:font-style="italic" fo:font-weight="bold"/>
    </style:style>
    <style:style style:name="T6" style:family="text">
      <style:text-properties fo:font-variant="normal" fo:text-transform="none" fo:color="#000000" fo:letter-spacing="normal" fo:font-style="italic" fo:font-weight="bold"/>
    </style:style>
    <style:style style:name="T7" style:family="text">
      <style:text-properties fo:font-variant="normal" fo:text-transform="none" fo:color="#000000" fo:letter-spacing="normal" fo:font-style="normal" fo:font-weight="bold"/>
    </style:style>
    <style:style style:name="T8" style:family="text">
      <style:text-properties fo:font-variant="normal" fo:text-transform="none" fo:color="#000000" fo:font-size="12pt" fo:letter-spacing="normal" fo:font-style="italic" fo:font-weight="bold" style:font-size-asian="12pt" style:font-size-complex="12pt"/>
    </style:style>
    <style:style style:name="T9" style:family="text">
      <style:text-properties fo:font-variant="normal" fo:text-transform="none" fo:color="#000000" fo:font-size="12pt" fo:letter-spacing="normal" fo:font-style="normal" fo:font-weight="bold" style:font-size-asian="12pt" style:font-size-complex="12pt"/>
    </style:style>
    <style:style style:name="T10" style:family="text">
      <style:text-properties fo:font-variant="normal" fo:text-transform="none" fo:color="#000000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font-name="Times New Roman" fo:font-size="12pt" fo:letter-spacing="normal" fo:font-style="italic" fo:font-weight="bold" style:font-size-asian="12pt" style:font-size-complex="12pt"/>
    </style:style>
    <style:style style:name="T12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/>
    </style:style>
    <style:style style:name="T13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font-name="Times New Roman" fo:letter-spacing="normal" fo:font-style="normal" fo:font-weight="bold"/>
    </style:style>
    <style:style style:name="T15" style:family="text">
      <style:text-properties fo:font-variant="normal" fo:text-transform="none" fo:color="#000000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000000" style:font-name="Times New Roman" fo:letter-spacing="normal" fo:font-style="italic" fo:font-weight="bold"/>
    </style:style>
    <style:style style:name="T17" style:family="text">
      <style:text-properties fo:font-variant="normal" fo:text-transform="none" fo:letter-spacing="normal" fo:font-style="normal" fo:font-weight="normal"/>
    </style:style>
    <style:style style:name="T18" style:family="text">
      <style:text-properties fo:font-variant="normal" fo:text-transform="none" fo:letter-spacing="normal" fo:font-style="normal" fo:font-weight="bold"/>
    </style:style>
    <style:style style:name="T19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letter-spacing="normal" fo:font-style="italic" fo:font-weight="bold"/>
    </style:style>
    <style:style style:name="T21" style:family="text">
      <style:text-properties fo:font-variant="normal" fo:text-transform="none" style:font-name="Times New Roman" fo:letter-spacing="normal" fo:font-style="normal" fo:font-weight="bold"/>
    </style:style>
    <style:style style:name="T22" style:family="text">
      <style:text-properties fo:font-variant="normal" fo:text-transform="none" style:font-name="Times New Roman" fo:letter-spacing="normal" fo:font-style="italic" fo:font-weight="bold"/>
    </style:style>
    <style:style style:name="T23" style:family="text">
      <style:text-properties fo:font-variant="normal" fo:text-transform="none" style:font-name="Times New Roman" fo:letter-spacing="normal" fo:font-style="normal" fo:font-weight="bold"/>
    </style:style>
    <style:style style:name="T24" style:family="text">
      <style:text-properties fo:font-variant="normal" fo:text-transform="none" style:font-name="Times New Roman" fo:letter-spacing="normal" fo:font-style="italic" fo:font-weight="bold"/>
    </style:style>
    <style:style style:name="T25" style:family="text">
      <style:text-properties fo:color="#1990b8" style:font-name="Consolas" fo:font-size="10.1000003814697pt"/>
    </style:style>
    <style:style style:name="T26" style:family="text">
      <style:text-properties fo:font-weight="normal"/>
    </style:style>
    <style:style style:name="T27" style:family="text">
      <style:text-properties fo:color="#000000"/>
    </style:style>
    <style:style style:name="T28" style:family="text">
      <style:text-properties fo:color="#000000" style:font-name="Consolas" fo:font-size="10.1000003814697pt"/>
    </style:style>
    <style:style style:name="T29" style:family="text">
      <style:text-properties fo:color="#5f6364"/>
    </style:style>
    <style:style style:name="T30" style:family="text">
      <style:text-properties fo:color="#5f6364" style:font-name="Consolas" fo:font-size="10.1000003814697pt"/>
    </style:style>
    <style:style style:name="T31" style:family="text">
      <style:text-properties fo:color="#5f6364" fo:font-size="10.1000003814697pt"/>
    </style:style>
    <style:style style:name="T32" style:family="text">
      <style:text-properties fo:color="#2f9c0a" style:font-name="Consolas" fo:font-size="10.1000003814697pt"/>
    </style:style>
    <style:style style:name="T33" style:family="text">
      <style:text-properties fo:color="#a67f59" style:font-name="Consolas" fo:font-size="10.1000003814697pt"/>
    </style:style>
  </office:automatic-styles>
  <office:body>
    <office:text text:use-soft-page-breaks="true">
      <office:forms form:automatic-focus="false" form:apply-design-mode="false">
        <form:form form:name="unnamed0" form:apply-filter="true" form:enctype="multipart/formdata" form:method="post" form:control-implementation="ooo:com.sun.star.form.component.Form" office:target-frame="" xlink:href="http://redcentros.ced.junta-andalucia.es/centros-tic/11001828/moodle2/mod/quiz/processattempt.php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Examen BBDD</text:p>
      <text:p text:style-name="Standard"><text:span text:style-name="Emphasis"><text:span text:style-name="T1"/></text:span></text:p>
      <text:h text:style-name="P1" text:outline-level="2"><text:bookmark text:name="yui_3_13_0_2_1583926580255_110"/><text:span text:style-name="Emphasis"><text:span text:style-name="T2">Una instrucción SQL para agregar un índice llamado </text:span></text:span><text:span text:style-name="Emphasis"><text:span text:style-name="T1">indx_job_id</text:span></text:span><text:span text:style-name="Emphasis"><text:span text:style-name="T2"> en la columna </text:span></text:span><text:span text:style-name="Emphasis"><text:span text:style-name="T1">job_id</text:span></text:span><text:span text:style-name="Emphasis"><text:span text:style-name="T2"> en la tabla </text:span></text:span><text:span text:style-name="Emphasis"><text:span text:style-name="T1">job_history</text:span></text:span><text:span text:style-name="Emphasis"><text:span text:style-name="T2">.</text:span></text:span></text:h>
      <text:p text:style-name="P2"><text:span text:style-name="Emphasis"><text:span text:style-name="T1"/></text:span></text:p>
      <text:p text:style-name="P2"><text:span text:style-name="Emphasis"><text:span text:style-name="T1"/></text:span></text:p>
      <text:p text:style-name="P2"><text:span text:style-name="Emphasis"><text:span text:style-name="T3">ALTER TABLE job_history </text:span></text:span></text:p>
      <text:p text:style-name="P5"><text:span text:style-name="Emphasis"><text:span text:style-name="T3">ADD INDEX indx_job_id(job_id);</text:span></text:span></text:p>
      <text:p text:style-name="P23"/>
      <text:h text:style-name="Heading_20_2" text:outline-level="2"><text:span text:style-name="T2">Instrucción SQL para descartar el índice </text:span><text:span text:style-name="Emphasis"><text:span text:style-name="T1">indx_job_id</text:span></text:span><text:span text:style-name="T2"> de la tabla </text:span><text:span text:style-name="Emphasis"><text:span text:style-name="T1">job_history</text:span></text:span><text:span text:style-name="T2">.</text:span></text:h>
      <text:p text:style-name="P2"><text:span text:style-name="Strong_20_Emphasis"><text:span text:style-name="T3">ALTER TABLE job_history</text:span></text:span></text:p>
      <text:p text:style-name="P5"><text:span text:style-name="Strong_20_Emphasis"><text:span text:style-name="T3">DROP INDEX indx_job_id;</text:span></text:span></text:p>
      <text:p text:style-name="P5"><text:span text:style-name="Strong_20_Emphasis"><text:span text:style-name="T3"/></text:span></text:p>
      <text:h text:style-name="P14" text:outline-level="2"/>
      <text:h text:style-name="P3" text:outline-level="2"><text:bookmark text:name="yui_3_13_0_2_1583926990590_123"/><text:span text:style-name="T4">Escriba una instrucción SQL para agregar una columna </text:span><text:span text:style-name="Emphasis"><text:span text:style-name="T5">region_id</text:span></text:span><text:span text:style-name="T4"> a la tabla </text:span><text:span text:style-name="Emphasis"><text:span text:style-name="T5">locations</text:span></text:span><text:span text:style-name="T4">.</text:span></text:h>
      <text:h text:style-name="P15" text:outline-level="2">ALTER TABLE locations</text:h>
      <text:h text:style-name="P15" text:outline-level="2">ADD region_id <text:s/>INT;</text:h>
      <text:h text:style-name="P14" text:outline-level="2"/>
      <text:h text:style-name="P3" text:outline-level="2"><text:bookmark text:name="yui_3_13_0_2_1583926990590_125"/><text:span text:style-name="T4">Escriba una instrucción SQL para descartar la columna </text:span><text:span text:style-name="Emphasis"><text:span text:style-name="T5">city</text:span></text:span><text:span text:style-name="T4"> de la tabla </text:span><text:span text:style-name="Emphasis"><text:span text:style-name="T5">locations</text:span></text:span><text:span text:style-name="T4">.</text:span></text:h>
      <text:p text:style-name="P22">ALTER TABLE locations DROP city;</text:p>
      <text:p text:style-name="P22"/>
      <text:h text:style-name="P4" text:outline-level="2"><text:span text:style-name="T21">Escriba una instrucción SQL y cambie el tipo de dato de la columna </text:span><text:span text:style-name="Emphasis"><text:span text:style-name="T22">country_id</text:span></text:span><text:span text:style-name="T21"> a entero (INT) en la tabla </text:span><text:span text:style-name="Emphasis"><text:span text:style-name="T22">locations</text:span></text:span><text:span text:style-name="T21">.</text:span></text:h>
      <text:p text:style-name="P22"/>
      <text:p text:style-name="P22">ALTER TABLE locations MODIFY country_id INT;</text:p>
      <text:p text:style-name="P22"/>
      <text:h text:style-name="P4" text:outline-level="2"><text:bookmark text:name="yui_3_13_0_2_1583927782606_81"/><text:span text:style-name="T21">Escriba una instrucción SQL para cambiar el nombre de la columna </text:span><text:span text:style-name="Emphasis"><text:span text:style-name="T22">state_province</text:span></text:span><text:span text:style-name="T21"> a </text:span><text:span text:style-name="Emphasis"><text:span text:style-name="T22">state</text:span></text:span><text:span text:style-name="T21">, manteniendo el tipo y el tamaño de los datos.</text:span></text:h>
      <text:p text:style-name="P22">ALTER TABLE locations CHANGE state_province state varchar(25);</text:p>
      <text:p text:style-name="P22"/>
      <text:h text:style-name="P4" text:outline-level="2"><text:span text:style-name="T21">Escriba una instrucción SQL para agregar como clave primaria la combinación de columnas </text:span><text:span text:style-name="Emphasis"><text:span text:style-name="T22">location_id</text:span></text:span><text:span text:style-name="T21"> y </text:span><text:span text:style-name="Emphasis"><text:span text:style-name="T22">country_id</text:span></text:span><text:span text:style-name="T21"> (tabla </text:span><text:span text:style-name="Emphasis"><text:span text:style-name="T22">locations</text:span></text:span><text:span text:style-name="T21">).</text:span></text:h>
      <text:p text:style-name="P6">2</text:p>
      <text:p text:style-name="P22">ALTER TABLE locations ADD PRIMARY KEY (location_id,country_id);</text:p>
      <text:h text:style-name="P4" text:outline-level="2"><text:bookmark text:name="yui_3_13_0_2_1583927887873_93"/><text:span text:style-name="T21">Escriba una instrucción SQL para descartar la clave primaria existente en la tabla </text:span><text:span text:style-name="Emphasis"><text:span text:style-name="T22">locations</text:span></text:span><text:span text:style-name="T21"> (combinación de columnas </text:span><text:span text:style-name="Emphasis"><text:span text:style-name="T22">location_id</text:span></text:span><text:span text:style-name="T21"> y </text:span><text:span text:style-name="Emphasis"><text:span text:style-name="T22">country_id)</text:span></text:span></text:h>
      <text:p text:style-name="P22">ALTER TABLE locations DROP PRIMARY KEY;</text:p>
      <text:p text:style-name="P24"><text:span text:style-name="T17">Estas dos ultimas están al reves </text:span><text:span text:style-name="T19">primero va está </text:span></text:p>
      <text:p text:style-name="P20"><text:soft-page-break/></text:p>
      <text:h text:style-name="Heading_20_2" text:outline-level="2"><text:bookmark text:name="yui_3_13_0_2_1583928193841_102"/><text:span text:style-name="T2">Escriba una instrucción SQL para agregar una clave foránea en la columna </text:span><text:span text:style-name="Emphasis"><text:span text:style-name="T1">job_id</text:span></text:span><text:span text:style-name="T2"> de la tabla </text:span><text:span text:style-name="Emphasis"><text:span text:style-name="T1">job_history</text:span></text:span><text:span text:style-name="T2"> que haga referencia a la clave primaria </text:span><text:span text:style-name="Emphasis"><text:span text:style-name="T1">job_id</text:span></text:span><text:span text:style-name="T2"> de la tabla </text:span><text:span text:style-name="Emphasis"><text:span text:style-name="T1">jobs</text:span></text:span></text:h>
      <text:p text:style-name="P23">ALTER TABLE job_history ADD FOREIGN KEY(job_id) REFERENCES jobs(job_id);</text:p>
      <text:p text:style-name="P23"/>
      <text:h text:style-name="Heading_20_2" text:outline-level="2"><text:bookmark text:name="yui_3_13_0_2_1583928304839_86"/><text:span text:style-name="T2">Escriba una instrucción SQL para descartar la clave externa existente </text:span><text:span text:style-name="Emphasis"><text:span text:style-name="T1">fk_job_id</text:span></text:span><text:span text:style-name="T2"> de la tabla </text:span><text:span text:style-name="Emphasis"><text:span text:style-name="T1">job_history</text:span></text:span><text:span text:style-name="T2"> en la columna </text:span><text:span text:style-name="Emphasis"><text:span text:style-name="T1">job_id</text:span></text:span><text:span text:style-name="T2"> que hace referencia a </text:span><text:span text:style-name="Emphasis"><text:span text:style-name="T1">job_id</text:span></text:span><text:span text:style-name="T2"> en la tabla </text:span><text:span text:style-name="Emphasis"><text:span text:style-name="T1">jobs</text:span></text:span><text:span text:style-name="T2">.</text:span></text:h>
      <text:p text:style-name="P23">ALTER TABLE job_history DROP FOREIGN KEY fk_job_id; (no funciona) </text:p>
      <text:p text:style-name="P23"/>
      <text:p text:style-name="P23"/>
      <text:p text:style-name="P23">INSERTS</text:p>
      <text:p text:style-name="P23"/>
      <text:h text:style-name="P3" text:outline-level="2"><text:bookmark text:name="yui_3_13_0_2_1583928997766_109"/><text:span text:style-name="T4">Escriba una instrucción SQL para insertar una fila en la tabla </text:span><text:span text:style-name="Emphasis"><text:span text:style-name="T5">countries</text:span></text:span><text:span text:style-name="T4"> con valores sólo en las columnas </text:span><text:span text:style-name="Emphasis"><text:span text:style-name="T5">country_id</text:span></text:span><text:span text:style-name="T4"> y </text:span><text:span text:style-name="Emphasis"><text:span text:style-name="T5">country_name</text:span></text:span><text:span text:style-name="T4">.</text:span></text:h>
      <text:p text:style-name="P23">INSERT INTO countries (country_id,country_name) VALUES('C1','India');</text:p>
      <text:p text:style-name="P23"/>
      <text:h text:style-name="P3" text:outline-level="2"><text:span text:style-name="T4">Escriba una instrucción SQL para crear un duplicado temporal de la tabla </text:span><text:span text:style-name="Strong_20_Emphasis"><text:span text:style-name="T4">countries</text:span></text:span><text:span text:style-name="T4"> llamada </text:span><text:span text:style-name="Emphasis"><text:span text:style-name="T5">country_new</text:span></text:span><text:span text:style-name="T4"> con toda la estructura y los datos.</text:span></text:h>
      <text:h text:style-name="P16" text:outline-level="2">¿Qué habría que añadir si queremos que la tabla copia, sea temporal?</text:h>
      <text:p text:style-name="P23">CREATE TABLE IF NOT EXISTS country_new</text:p>
      <text:p text:style-name="P23">AS SELECT * FROM countries;</text:p>
      <text:p text:style-name="P23"/>
      <text:p text:style-name="P23">seleccionamos todo creando una tabla no existe </text:p>
      <text:p text:style-name="P23"/>
      <text:h text:style-name="P14" text:outline-level="2"><text:bookmark text:name="yui_3_13_0_2_1583929477375_87"/>Escriba una instrucción SQL para insertar 3 filas en una sola instrucción de inserción.</text:h>
      <text:p text:style-name="P23">INSERT INTO countries VALUES('C0001','India',1001),</text:p>
      <text:p text:style-name="P23">('C0002','USA',1007),('C0003','UK',1003);</text:p>
      <text:p text:style-name="P23"/>
      <text:h text:style-name="P3" text:outline-level="2"><text:span text:style-name="T4">Una instrucción SQL para insertar un registro completo (valor en todas las columnas) en la tabla </text:span><text:span text:style-name="Emphasis"><text:span text:style-name="T5">countries</text:span></text:span><text:span text:style-name="T4"> sería:</text:span></text:h>
      <text:p text:style-name="P23">No la he contestado</text:p>
      <text:p text:style-name="P23"/>
      <text:p text:style-name="P23"/>
      <text:h text:style-name="P3" text:outline-level="2"><text:span text:style-name="T4">Escribe una sentencia SQL para cambiar la columna de email y Commission_pct de la </text:span><text:span text:style-name="Emphasis"><text:span text:style-name="T5">tabla employees</text:span></text:span><text:span text:style-name="T4"> con 'not available' y 0.10 para aquellos empleados cuyo departament_id es 110.</text:span></text:h>
      <text:p text:style-name="P23">UPDATE employees SET email='not available',</text:p>
      <text:p text:style-name="P23">commission_pct=0.10;</text:p>
      <text:p text:style-name="P23"/>
      <text:h text:style-name="P14" text:outline-level="2"><text:soft-page-break/></text:h>
      <text:h text:style-name="P3" text:outline-level="2"><text:bookmark text:name="yui_3_13_0_2_1583930407962_104"/><text:span text:style-name="T4">Escribe una sentencia SQL para cambiar la columna  email de la </text:span><text:span text:style-name="Emphasis"><text:span text:style-name="T5">tabla employees</text:span></text:span><text:span text:style-name="T4"> con 'not available' para aquellos empleados que pertenecen al departamento de 'Accounting'</text:span></text:h>
      <text:p text:style-name="P23">UPDATE employees </text:p>
      <text:p text:style-name="P23">SET email='not available'</text:p>
      <text:p text:style-name="P23">WHERE department_id=(</text:p>
      <text:p text:style-name="P23">SELECT department_id </text:p>
      <text:p text:style-name="P23">FROM departments </text:p>
      <text:p text:style-name="P23">WHERE department_name='Accounting');</text:p>
      <text:p text:style-name="P23"/>
      <text:h text:style-name="P3" text:outline-level="2"><text:bookmark text:name="yui_3_13_0_2_1583930538413_110"/><text:span text:style-name="T4">Escribe una instrucción SQL para cambiar el </text:span><text:span text:style-name="Emphasis"><text:span text:style-name="T5">JOB_ID</text:span></text:span><text:span text:style-name="T4"> del empleado cuyo </text:span><text:span text:style-name="Emphasis"><text:span text:style-name="T5">EMPLOYEE_ID</text:span></text:span><text:span text:style-name="T4"> es 118, a 'SH_CLERK' si el empleado pertenece al departamento con DEPARTMENT_ID=30 y  JOB_ID no comienza con SH.</text:span></text:h>
      <text:p text:style-name="P23">UPDATE employees SET JOB_ID= 'SH_CLERK' </text:p>
      <text:p text:style-name="P23">WHERE employee_id=118 </text:p>
      <text:p text:style-name="P23">AND department_id=30 </text:p>
      <text:p text:style-name="P23">AND NOT JOB_ID LIKE 'SH%';</text:p>
      <text:p text:style-name="P23"/>
      <text:h text:style-name="P3" text:outline-level="2"><text:bookmark text:name="yui_3_13_0_2_1583932972675_102"/><text:span text:style-name="T4">Escribe una sentencia SQL para cambiar la columna de email de la </text:span><text:span text:style-name="Emphasis"><text:span text:style-name="T5">tabla employees</text:span></text:span><text:span text:style-name="T4"> con 'not available' para aquellos empleados cuyo departament_id es 80 y obtiene una comisión inferior a 0.20.</text:span></text:h>
      <text:p text:style-name="P23"/>
      <text:p text:style-name="P23">UPDATE employees <text:s/>SET email='not available' WHERE department_id=80 AND commission_pct&lt;.20;</text:p>
      <text:h text:style-name="P17" text:outline-level="3"><text:bookmark text:name="yui_3_13_0_2_1583931510253_83"/>Escribe una consulta para mostrar los nombres (first_name,last_name) usando el nombre de alias "Nombre", "Apellido".</text:h>
      <text:p text:style-name="P23">SELECT first_name "First Name", <text:s/>last_name "Last Name" </text:p>
      <text:p text:style-name="P23"><text:tab/>FROM employees;</text:p>
      <text:p text:style-name="P23"/>
      <text:h text:style-name="P17" text:outline-level="3">Escribe una consulta para obtener los ID de departamento, sin duplicados, de la tabla de empleados.</text:h>
      <text:p text:style-name="P25">SELECT DISTINCT department_id </text:p>
      <text:p text:style-name="P25"><text:tab/>FROM employees;</text:p>
      <text:p text:style-name="P25"/>
      <text:h text:style-name="P18" text:outline-level="3"><text:bookmark text:name="yui_3_13_0_2_1583931648206_104"/>Escribe una consulta para obtener todos los detalles de los empleados ordenados por nombre, descendentemente.</text:h>
      <text:p text:style-name="P19"><text:line-break/>SELECT * </text:p>
      <text:p text:style-name="P19"><text:tab/>FROM employees </text:p>
      <text:p text:style-name="P19"><text:tab/>ORDER BY first_name DESC;</text:p>
      <text:p text:style-name="P19"/>
      <text:p text:style-name="P19"/>
      <text:h text:style-name="P17" text:outline-level="3"><text:soft-page-break/>Escribe una consulta para obtener el nombre completo (por ejemplo, Ellen Abel, Sundar Ande, etc.) de todos los empleados de la tabla de empleados.</text:h>
      <text:p text:style-name="P19">SELECT <text:s/>CONCAT (first_name,' ', last_name) <text:s/>'Employee Name' <text:s/>FROM <text:s/>employees;</text:p>
      <text:p text:style-name="P19"/>
      <text:h text:style-name="P17" text:outline-level="3">Escribe una consulta para obtener el job_ID y el salario máximo de  los empleados donde el salario máximo es mayor o igual a $ 4000.</text:h>
      <text:p text:style-name="P19">SELECT <text:s/>job_id, max (salary) <text:s text:c="2"/>FROM employees <text:s text:c="2"/>GROUP BY <text:s/>job_id <text:s text:c="2"/>HAVING max (salary) <text:s/>&gt;= 4000;</text:p>
      <text:p text:style-name="P19"/>
      <text:p text:style-name="P7">Escribe una consulta para mostrar el nombre (first_name,last_name)  y el salario de todos los empleados cuyo salario no esté en el  rango de $10,000 a $15,000.</text:p>
      <text:p text:style-name="P9">¿Cuántas filas tiene el resultado?</text:p>
      <text:p text:style-name="P9"/>
      <text:p text:style-name="P11">SELECT first_name, last_name, salary</text:p>
      <text:p text:style-name="P12">FROM employees</text:p>
      <text:p text:style-name="P12">WHERE salary NOT BETWEEN 10000 AND 15000;</text:p>
      <text:p text:style-name="P13"> </text:p>
      <text:p text:style-name="P12">Salen 8 filas el resultado</text:p>
      <text:p text:style-name="P9"/>
      <text:p text:style-name="P9">Escribe una consulta para mostrar el nombre (first_name,last_name)  y la identificación del departamento de todos los empleados en los  departamentos 30 o 100 en orden ascendente. Crea una vista con esa  consulta. Actualiza el departament_id de 30 a 31.</text:p>
      <text:p text:style-name="P9">¿Cuántas filas  tiene la vista?</text:p>
      <text:p text:style-name="P9">Deshaz los cambios al terminar.</text:p>
      <text:p text:style-name="P11">SELECT first_name, last_name, department_id</text:p>
      <text:p text:style-name="P12">FROM employees</text:p>
      <text:p text:style-name="P12">WHERE department_id IN (30, 100)</text:p>
      <text:p text:style-name="P12">ORDER BY  department_id  ASC;</text:p>
      <text:p text:style-name="P13"> </text:p>
      <text:p text:style-name="P12">hay 7 filas con la vista</text:p>
      <text:p text:style-name="P9"/>
      <text:p text:style-name="P9"> Escribe una consulta para mostrar el nombre (first_name,last_name)  y el salario de todos los empleados cuyo salario NO se encuentre en  el rango de $10,000 a $15,000 y se perteneces a los departamentos  30 o 100. Almacena la consulta en una vista. Cuenta las filas de la vista.</text:p>
      <text:p text:style-name="P11">SELECT first_name, last_name, salary, department_id</text:p>
      <text:p text:style-name="P12">FROM employees</text:p>
      <text:p text:style-name="P12">WHERE salary NOT BETWEEN 10000 AND 15000 </text:p>
      <text:p text:style-name="P12">AND department_id IN (30, 100);</text:p>
      <text:p text:style-name="P13"> </text:p>
      <text:p text:style-name="P12">salen 8 filas con la vista</text:p>
      <text:p text:style-name="P9"/>
      <text:p text:style-name="P9"/>
      <text:p text:style-name="P19"/>
      <text:h text:style-name="P17" text:outline-level="3">Escribe una consulta para obtener el salario más alto, más bajo, suma y promedio de todos los empleados, redondeado.</text:h>
      <text:p text:style-name="P8">SELECT  ROUND (max (salary),0)  'Maximum',</text:p>
      <text:p text:style-name="P12">ROUND (min (salary),0)  'Minimum',</text:p>
      <text:p text:style-name="P12">ROUND ( sum (salary),0)  'Sum',</text:p>
      <text:p text:style-name="P12"><text:soft-page-break/>ROUND ( AVG (salary),0)  'Average'</text:p>
      <text:p text:style-name="P12">FROM  employees;</text:p>
      <text:p text:style-name="P19"/>
      <text:h text:style-name="P17" text:outline-level="3"><text:bookmark text:name="yui_3_13_0_2_1584019213609_60"/>Escribe una consulta para obtener el salario promedio de cada tipo  de trabajo, job_id, excluyendo programador IT_PROG.</text:h>
      <text:p text:style-name="P19">SELECT <text:s/>job_id, <text:s/>AVG(salary) </text:p>
      <text:p text:style-name="P19">FROM <text:s/>employees </text:p>
      <text:p text:style-name="P19">WHERE <text:s/>job_id <text:s/>'IT_PROG' </text:p>
      <text:p text:style-name="P19">GROUP BY <text:s/>job_id;</text:p>
      <text:p text:style-name="P19"/>
      <text:h text:style-name="P17" text:outline-level="3">Escribe una consulta para obtener el salario total, máximo, mínimo, salario promedio de los empleados (según el job_ID), solo para ID del  departamento 90.</text:h>
      <text:p text:style-name="P8">SELECT  job_id, SUM(salary) ,  AVG(salary) ,  MAX(salary) ,  MIN(salary)</text:p>
      <text:p text:style-name="P12">FROM  employees </text:p>
      <text:p text:style-name="P12">WHERE  department_id = '90' </text:p>
      <text:p text:style-name="P12">GROUP BY  job_id;</text:p>
      <text:p text:style-name="P19"/>
      <text:h text:style-name="P17" text:outline-level="3"><text:bookmark text:name="yui_3_13_0_2_1584019270541_60"/>Escribe una consulta para obtener el salario promedio y el número de empleados en la tabla de empleados.</text:h>
      <text:p text:style-name="P19">SELECT <text:s/>AVG(salary), <text:s/>COUNT(*) <text:s text:c="2"/>FROM <text:s/>employees;</text:p>
      <text:p text:style-name="P19"/>
      <text:h text:style-name="P17" text:outline-level="3"><text:bookmark text:name="yui_3_13_0_2_1584019290341_60"/>Escribe una consulta para calcular 171 * 214 + 625. Probablemente</text:h>
      <text:p text:style-name="P19">SELECT <text:s/>171*214+625 <text:s/>Result;</text:p>
      <text:h text:style-name="P17" text:outline-level="3">Escribe una consulta para encontrar el manager_ID y el salario del  empleado con el sueldo más bajo para ese gerente.</text:h>
      <text:p text:style-name="P10"/>
      <text:p text:style-name="P21">SELECT job_id, SUM(salary), AVG(salary), MAX(salary), MIN(salary)</text:p>
      <text:p text:style-name="P21">FROM employees </text:p>
      <text:p text:style-name="P21">WHERE department_id = '90' </text:p>
      <text:p text:style-name="P21">GROUP BY job_id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onaco, 'Andale Mono', 'Ubuntu Mono', monospace"/>
    <style:font-face style:name="Georgia" svg:font-family="Georgia, Times, 'Times New Roman', serif"/>
    <style:font-face style:name="arial" svg:font-family="arial, helvetica, clean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ito Jódar Álvarez</meta:initial-creator>
    <meta:creation-date>2020-03-11T12:37:32</meta:creation-date>
    <dc:date>2020-03-12T14:26:40</dc:date>
    <dc:creator>Benito Jódar Álvarez</dc:creator>
    <meta:editing-duration>PT5H13M38S</meta:editing-duration>
    <meta:editing-cycles>3</meta:editing-cycles>
    <meta:generator>OpenOffice/4.1.7$Unix OpenOffice.org_project/417m1$Build-9800</meta:generator>
    <meta:document-statistic meta:table-count="0" meta:image-count="0" meta:object-count="0" meta:page-count="5" meta:paragraph-count="118" meta:word-count="1061" meta:character-count="7163"/>
  </office:meta>
</office:document-meta>
</file>